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left="0.5in" fo:text-indent="-0.25in">
        <style:tab-stops/>
      </style:paragraph-properties>
      <style:text-properties fo:font-weight="bold" style:font-weight-asian="bold" style:font-weight-complex="bold" fo:color="#FF0000" fo:font-size="20pt" style:font-size-asian="20pt" style:font-size-complex="20pt" style:text-underline-type="single" style:text-underline-style="solid" style:text-underline-width="auto" style:text-underline-mode="continuous"/>
    </style:style>
    <style:style style:name="P5" style:parent-style-name="Paragraphedeliste" style:family="paragraph">
      <style:text-properties fo:font-weight="bold" style:font-weight-asian="bold" style:font-weight-complex="bold" fo:color="#FF0000" fo:font-size="20pt" style:font-size-asian="20pt" style:font-size-complex="20pt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margin-left="0.5in" fo:text-indent="-0.25in">
        <style:tab-stops/>
      </style:paragraph-properties>
      <style:text-properties fo:font-weight="bold" style:font-weight-asian="bold" style:font-weight-complex="bold" fo:color="#FF0000" fo:font-size="20pt" style:font-size-asian="20pt" style:font-size-complex="20pt" style:text-underline-type="single" style:text-underline-style="solid" style:text-underline-width="auto" style:text-underline-mode="continuous"/>
    </style:style>
    <style:style style:name="P7" style:parent-style-name="Paragraphedeliste" style:family="paragraph">
      <style:text-properties fo:font-weight="bold" style:font-weight-asian="bold" style:font-weight-complex="bold" fo:font-size="16pt" style:font-size-asian="16pt" style:font-size-complex="16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P11" style:parent-style-name="Normal" style:family="paragraph">
      <style:text-properties fo:font-size="14pt" style:font-size-asian="14pt" style:font-size-complex="14pt"/>
    </style:style>
    <style:style style:name="P12" style:parent-style-name="Paragraphedeliste" style:family="paragraph">
      <style:text-properties fo:font-weight="bold" style:font-weight-asian="bold" style:font-weight-complex="bold" fo:font-size="16pt" style:font-size-asian="16pt" style:font-size-complex="16pt"/>
    </style:style>
    <style:style style:name="P13" style:parent-style-name="Normal" style:family="paragraph">
      <style:text-properties fo:font-size="14pt" style:font-size-asian="14pt" style:font-size-complex="14pt"/>
    </style:style>
    <style:style style:name="P14" style:parent-style-name="Normal" style:family="paragraph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Normal" style:family="paragraph">
      <style:text-properties fo:font-size="14pt" style:font-size-asian="14pt" style:font-size-complex="14pt"/>
    </style:style>
    <style:style style:name="P17" style:parent-style-name="Normal" style:family="paragraph">
      <style:text-properties fo:font-size="14pt" style:font-size-asian="14pt" style:font-size-complex="14pt"/>
    </style:style>
    <style:style style:name="P18" style:parent-style-name="Normal" style:family="paragraph">
      <style:text-properties fo:font-size="14pt" style:font-size-asian="14pt" style:font-size-complex="14pt"/>
    </style:style>
    <style:style style:name="P19" style:parent-style-name="Normal" style:family="paragraph">
      <style:text-properties fo:font-size="14pt" style:font-size-asian="14pt" style:font-size-complex="14pt"/>
    </style:style>
    <style:style style:name="P20" style:parent-style-name="Normal" style:family="paragraph">
      <style:text-properties fo:font-size="14pt" style:font-size-asian="14pt" style:font-size-complex="14pt"/>
    </style:style>
    <style:style style:name="P21" style:parent-style-name="Normal" style:family="paragraph">
      <style:text-properties fo:font-size="14pt" style:font-size-asian="14pt" style:font-size-complex="14pt"/>
    </style:style>
    <style:style style:name="P22" style:parent-style-name="Normal" style:family="paragraph">
      <style:text-properties fo:font-size="14pt" style:font-size-asian="14pt" style:font-size-complex="14pt"/>
    </style:style>
    <style:style style:name="P23" style:parent-style-name="Normal" style:family="paragraph">
      <style:text-properties fo:font-size="14pt" style:font-size-asian="14pt" style:font-size-complex="14pt"/>
    </style:style>
    <style:style style:name="P24" style:parent-style-name="Normal" style:family="paragraph">
      <style:text-properties fo:font-size="14pt" style:font-size-asian="14pt" style:font-size-complex="14pt"/>
    </style:style>
    <style:style style:name="P25" style:parent-style-name="Normal" style:family="paragraph">
      <style:text-properties fo:font-size="14pt" style:font-size-asian="14pt" style:font-size-complex="14pt"/>
    </style:style>
    <style:style style:name="P26" style:parent-style-name="Normal" style:family="paragraph">
      <style:text-properties fo:font-size="14pt" style:font-size-asian="14pt" style:font-size-complex="14pt"/>
    </style:style>
    <style:style style:name="P27" style:parent-style-name="Normal" style:family="paragraph">
      <style:text-properties fo:font-size="14pt" style:font-size-asian="14pt" style:font-size-complex="14pt"/>
    </style:style>
    <style:style style:name="P28" style:parent-style-name="Paragraphedeliste" style:family="paragraph">
      <style:text-properties fo:font-weight="bold" style:font-weight-asian="bold" style:font-weight-complex="bold" fo:font-size="16pt" style:font-size-asian="16pt" style:font-size-complex="16pt"/>
    </style:style>
    <style:style style:name="P29" style:parent-style-name="Normal" style:family="paragraph">
      <style:text-properties fo:font-size="14pt" style:font-size-asian="14pt" style:font-size-complex="14pt"/>
    </style:style>
    <style:style style:name="P30" style:parent-style-name="Normal" style:family="paragraph">
      <style:text-properties fo:font-size="14pt" style:font-size-asian="14pt" style:font-size-complex="14pt"/>
    </style:style>
    <style:style style:name="P31" style:parent-style-name="Normal" style:family="paragraph">
      <style:text-properties fo:font-size="14pt" style:font-size-asian="14pt" style:font-size-complex="14pt"/>
    </style:style>
    <style:style style:name="P32" style:parent-style-name="Normal" style:family="paragraph">
      <style:text-properties fo:font-size="14pt" style:font-size-asian="14pt" style:font-size-complex="14pt"/>
    </style:style>
    <style:style style:name="P33" style:parent-style-name="Normal" style:family="paragraph">
      <style:text-properties fo:font-size="14pt" style:font-size-asian="14pt" style:font-size-complex="14pt"/>
    </style:style>
    <style:style style:name="P34" style:parent-style-name="Normal" style:family="paragraph">
      <style:text-properties fo:font-size="14pt" style:font-size-asian="14pt" style:font-size-complex="14pt"/>
    </style:style>
    <style:style style:name="P35" style:parent-style-name="Normal" style:family="paragraph">
      <style:text-properties fo:font-size="14pt" style:font-size-asian="14pt" style:font-size-complex="14pt"/>
    </style:style>
    <style:style style:name="P36" style:parent-style-name="Paragraphedeliste" style:family="paragraph">
      <style:text-properties fo:font-weight="bold" style:font-weight-asian="bold" style:font-weight-complex="bold" fo:font-size="16pt" style:font-size-asian="16pt" style:font-size-complex="16pt"/>
    </style:style>
    <style:style style:name="P37" style:parent-style-name="Normal" style:family="paragraph">
      <style:text-properties fo:font-size="14pt" style:font-size-asian="14pt" style:font-size-complex="14pt"/>
    </style:style>
    <style:style style:name="P38" style:parent-style-name="Normal" style:family="paragraph">
      <style:text-properties fo:font-size="14pt" style:font-size-asian="14pt" style:font-size-complex="14pt"/>
    </style:style>
    <style:style style:name="P39" style:parent-style-name="Normal" style:family="paragraph">
      <style:text-properties fo:font-size="14pt" style:font-size-asian="14pt" style:font-size-complex="14pt"/>
    </style:style>
    <style:style style:name="P40" style:parent-style-name="Normal" style:family="paragraph">
      <style:text-properties fo:font-size="14pt" style:font-size-asian="14pt" style:font-size-complex="14pt"/>
    </style:style>
    <style:style style:name="P41" style:parent-style-name="Normal" style:family="paragraph">
      <style:text-properties fo:font-size="14pt" style:font-size-asian="14pt" style:font-size-complex="14pt"/>
    </style:style>
    <style:style style:name="P42" style:parent-style-name="Normal" style:family="paragraph">
      <style:text-properties fo:font-size="14pt" style:font-size-asian="14pt" style:font-size-complex="14pt"/>
    </style:style>
    <style:style style:name="P43" style:parent-style-name="Normal" style:family="paragraph">
      <style:text-properties fo:font-size="14pt" style:font-size-asian="14pt" style:font-size-complex="14pt"/>
    </style:style>
    <style:style style:name="P44" style:parent-style-name="Normal" style:family="paragraph">
      <style:text-properties fo:font-size="14pt" style:font-size-asian="14pt" style:font-size-complex="14pt"/>
    </style:style>
    <style:style style:name="P45" style:parent-style-name="Normal" style:family="paragraph">
      <style:text-properties fo:font-size="14pt" style:font-size-asian="14pt" style:font-size-complex="14pt"/>
    </style:style>
    <style:style style:name="P46" style:parent-style-name="Normal" style:family="paragraph">
      <style:text-properties fo:font-size="14pt" style:font-size-asian="14pt" style:font-size-complex="14pt"/>
    </style:style>
    <style:style style:name="P47" style:parent-style-name="Normal" style:family="paragraph">
      <style:text-properties fo:font-size="14pt" style:font-size-asian="14pt" style:font-size-complex="14pt"/>
    </style:style>
    <style:style style:name="P48" style:parent-style-name="Normal" style:family="paragraph">
      <style:text-properties fo:font-size="14pt" style:font-size-asian="14pt" style:font-size-complex="14pt"/>
    </style:style>
    <style:style style:name="P49" style:parent-style-name="Normal" style:family="paragraph">
      <style:text-properties fo:font-size="14pt" style:font-size-asian="14pt" style:font-size-complex="14pt"/>
    </style:style>
    <style:style style:name="P50" style:parent-style-name="Normal" style:family="paragraph">
      <style:text-properties fo:font-size="14pt" style:font-size-asian="14pt" style:font-size-complex="14pt"/>
    </style:style>
    <style:style style:name="P51" style:parent-style-name="Normal" style:family="paragraph">
      <style:text-properties fo:font-size="14pt" style:font-size-asian="14pt" style:font-size-complex="14pt"/>
    </style:style>
    <style:style style:name="P52" style:parent-style-name="Normal" style:family="paragraph">
      <style:text-properties fo:font-size="14pt" style:font-size-asian="14pt" style:font-size-complex="14pt"/>
    </style:style>
    <style:style style:name="P53" style:parent-style-name="Normal" style:family="paragraph">
      <style:text-properties fo:font-size="14pt" style:font-size-asian="14pt" style:font-size-complex="14pt"/>
    </style:style>
    <style:style style:name="P54" style:parent-style-name="Paragraphedeliste" style:family="paragraph">
      <style:text-properties fo:font-weight="bold" style:font-weight-asian="bold" style:font-weight-complex="bold" fo:font-size="16pt" style:font-size-asian="16pt" style:font-size-complex="16pt"/>
    </style:style>
    <style:style style:name="P55" style:parent-style-name="Normal" style:family="paragraph">
      <style:text-properties fo:font-size="14pt" style:font-size-asian="14pt" style:font-size-complex="14pt"/>
    </style:style>
    <style:style style:name="P56" style:parent-style-name="Normal" style:family="paragraph">
      <style:text-properties fo:font-size="14pt" style:font-size-asian="14pt" style:font-size-complex="14pt"/>
    </style:style>
    <style:style style:name="P57" style:parent-style-name="Normal" style:family="paragraph">
      <style:text-properties fo:font-size="14pt" style:font-size-asian="14pt" style:font-size-complex="14pt"/>
    </style:style>
    <style:style style:name="P58" style:parent-style-name="Normal" style:family="paragraph">
      <style:text-properties fo:font-size="14pt" style:font-size-asian="14pt" style:font-size-complex="14pt"/>
    </style:style>
    <style:style style:name="P59" style:parent-style-name="Normal" style:family="paragraph">
      <style:text-properties fo:font-size="14pt" style:font-size-asian="14pt" style:font-size-complex="14pt"/>
    </style:style>
    <style:style style:name="P60" style:parent-style-name="Normal" style:family="paragraph">
      <style:text-properties fo:font-size="14pt" style:font-size-asian="14pt" style:font-size-complex="14pt"/>
    </style:style>
    <style:style style:name="P61" style:parent-style-name="Normal" style:family="paragraph">
      <style:text-properties fo:font-size="14pt" style:font-size-asian="14pt" style:font-size-complex="14pt"/>
    </style:style>
    <style:style style:name="P62" style:parent-style-name="Normal" style:family="paragraph">
      <style:text-properties fo:font-size="14pt" style:font-size-asian="14pt" style:font-size-complex="14pt"/>
    </style:style>
    <style:style style:name="P63" style:parent-style-name="Normal" style:family="paragraph">
      <style:text-properties fo:font-size="14pt" style:font-size-asian="14pt" style:font-size-complex="14pt"/>
    </style:style>
    <style:style style:name="P64" style:parent-style-name="Normal" style:family="paragraph">
      <style:text-properties fo:font-size="14pt" style:font-size-asian="14pt" style:font-size-complex="14pt"/>
    </style:style>
    <style:style style:name="P65" style:parent-style-name="Normal" style:family="paragraph">
      <style:text-properties fo:font-size="14pt" style:font-size-asian="14pt" style:font-size-complex="14pt"/>
    </style:style>
    <style:style style:name="P66" style:parent-style-name="Normal" style:family="paragraph">
      <style:text-properties fo:font-size="14pt" style:font-size-asian="14pt" style:font-size-complex="14pt"/>
    </style:style>
    <style:style style:name="P67" style:parent-style-name="Paragraphedeliste" style:family="paragraph">
      <style:text-properties fo:font-weight="bold" style:font-weight-asian="bold" style:font-weight-complex="bold" fo:font-size="16pt" style:font-size-asian="16pt" style:font-size-complex="16pt"/>
    </style:style>
    <style:style style:name="P68" style:parent-style-name="Normal" style:family="paragraph">
      <style:text-properties fo:font-size="14pt" style:font-size-asian="14pt" style:font-size-complex="14pt"/>
    </style:style>
    <style:style style:name="P69" style:parent-style-name="Normal" style:family="paragraph">
      <style:text-properties fo:font-size="14pt" style:font-size-asian="14pt" style:font-size-complex="14pt"/>
    </style:style>
    <style:style style:name="P70" style:parent-style-name="Normal" style:family="paragraph">
      <style:text-properties fo:font-size="14pt" style:font-size-asian="14pt" style:font-size-complex="14pt"/>
    </style:style>
    <style:style style:name="P71" style:parent-style-name="Normal" style:family="paragraph">
      <style:text-properties fo:font-size="14pt" style:font-size-asian="14pt" style:font-size-complex="14pt"/>
    </style:style>
    <style:style style:name="P72" style:parent-style-name="Normal" style:family="paragraph">
      <style:text-properties fo:font-size="14pt" style:font-size-asian="14pt" style:font-size-complex="14pt"/>
    </style:style>
    <style:style style:name="P73" style:parent-style-name="Normal" style:family="paragraph">
      <style:text-properties fo:font-size="14pt" style:font-size-asian="14pt" style:font-size-complex="14pt"/>
    </style:style>
    <style:style style:name="P74" style:parent-style-name="Normal" style:family="paragraph">
      <style:text-properties fo:font-size="14pt" style:font-size-asian="14pt" style:font-size-complex="14pt"/>
    </style:style>
    <style:style style:name="P75" style:parent-style-name="Normal" style:family="paragraph">
      <style:text-properties fo:font-size="14pt" style:font-size-asian="14pt" style:font-size-complex="14pt"/>
    </style:style>
    <style:style style:name="P76" style:parent-style-name="Normal" style:family="paragraph">
      <style:text-properties fo:font-size="14pt" style:font-size-asian="14pt" style:font-size-complex="14pt"/>
    </style:style>
    <style:style style:name="P77" style:parent-style-name="Normal" style:family="paragraph">
      <style:text-properties fo:font-size="14pt" style:font-size-asian="14pt" style:font-size-complex="14pt"/>
    </style:style>
    <style:style style:name="P78" style:parent-style-name="Normal" style:family="paragraph">
      <style:text-properties fo:font-size="14pt" style:font-size-asian="14pt" style:font-size-complex="14pt"/>
    </style:style>
    <style:style style:name="P79" style:parent-style-name="Normal" style:family="paragraph">
      <style:text-properties fo:font-size="14pt" style:font-size-asian="14pt" style:font-size-complex="14pt"/>
    </style:style>
    <style:style style:name="P80" style:parent-style-name="Normal" style:family="paragraph">
      <style:text-properties fo:font-size="14pt" style:font-size-asian="14pt" style:font-size-complex="14pt"/>
    </style:style>
    <style:style style:name="P81" style:parent-style-name="Normal" style:family="paragraph">
      <style:text-properties fo:font-size="14pt" style:font-size-asian="14pt" style:font-size-complex="14pt"/>
    </style:style>
    <style:style style:name="P82" style:parent-style-name="Normal" style:family="paragraph">
      <style:text-properties fo:font-size="14pt" style:font-size-asian="14pt" style:font-size-complex="14pt"/>
    </style:style>
    <style:style style:name="P83" style:parent-style-name="Normal" style:family="paragraph">
      <style:text-properties fo:font-size="14pt" style:font-size-asian="14pt" style:font-size-complex="14pt"/>
    </style:style>
    <style:style style:name="P84" style:parent-style-name="Normal" style:family="paragraph">
      <style:text-properties fo:font-size="14pt" style:font-size-asian="14pt" style:font-size-complex="14pt"/>
    </style:style>
    <style:style style:name="P85" style:parent-style-name="Normal" style:family="paragraph">
      <style:text-properties fo:font-size="14pt" style:font-size-asian="14pt" style:font-size-complex="14pt"/>
    </style:style>
    <style:style style:name="P86" style:parent-style-name="Normal" style:family="paragraph">
      <style:text-properties fo:font-size="14pt" style:font-size-asian="14pt" style:font-size-complex="14pt"/>
    </style:style>
    <style:style style:name="P87" style:parent-style-name="Normal" style:family="paragraph">
      <style:text-properties fo:font-size="14pt" style:font-size-asian="14pt" style:font-size-complex="14pt"/>
    </style:style>
    <style:style style:name="P88" style:parent-style-name="Normal" style:family="paragraph">
      <style:text-properties fo:font-size="14pt" style:font-size-asian="14pt" style:font-size-complex="14pt"/>
    </style:style>
    <style:style style:name="P89" style:parent-style-name="Normal" style:family="paragraph">
      <style:text-properties fo:font-size="14pt" style:font-size-asian="14pt" style:font-size-complex="14pt"/>
    </style:style>
    <style:style style:name="P90" style:parent-style-name="Normal" style:family="paragraph">
      <style:text-properties fo:font-size="14pt" style:font-size-asian="14pt" style:font-size-complex="14pt"/>
    </style:style>
    <style:style style:name="P91" style:parent-style-name="Paragraphedeliste" style:family="paragraph">
      <style:text-properties fo:font-weight="bold" style:font-weight-asian="bold" style:font-weight-complex="bold" fo:font-size="16pt" style:font-size-asian="16pt" style:font-size-complex="16pt"/>
    </style:style>
    <style:style style:name="P92" style:parent-style-name="Normal" style:family="paragraph">
      <style:text-properties fo:font-size="14pt" style:font-size-asian="14pt" style:font-size-complex="14pt"/>
    </style:style>
    <style:style style:name="P93" style:parent-style-name="Normal" style:family="paragraph">
      <style:text-properties fo:font-size="14pt" style:font-size-asian="14pt" style:font-size-complex="14pt"/>
    </style:style>
    <style:style style:name="P94" style:parent-style-name="Normal" style:family="paragraph">
      <style:text-properties fo:font-size="14pt" style:font-size-asian="14pt" style:font-size-complex="14pt"/>
    </style:style>
    <style:style style:name="P95" style:parent-style-name="Normal" style:family="paragraph">
      <style:text-properties fo:font-size="14pt" style:font-size-asian="14pt" style:font-size-complex="14pt"/>
    </style:style>
    <style:style style:name="P96" style:parent-style-name="Normal" style:family="paragraph">
      <style:text-properties fo:font-size="14pt" style:font-size-asian="14pt" style:font-size-complex="14pt"/>
    </style:style>
    <style:style style:name="P97" style:parent-style-name="Normal" style:family="paragraph">
      <style:text-properties fo:font-size="14pt" style:font-size-asian="14pt" style:font-size-complex="14pt"/>
    </style:style>
    <style:style style:name="P98" style:parent-style-name="Normal" style:family="paragraph">
      <style:text-properties fo:font-size="14pt" style:font-size-asian="14pt" style:font-size-complex="14pt"/>
    </style:style>
    <style:style style:name="P99" style:parent-style-name="Normal" style:family="paragraph">
      <style:text-properties fo:font-size="14pt" style:font-size-asian="14pt" style:font-size-complex="14pt"/>
    </style:style>
    <style:style style:name="P100" style:parent-style-name="Normal" style:family="paragraph">
      <style:text-properties fo:font-size="14pt" style:font-size-asian="14pt" style:font-size-complex="14pt"/>
    </style:style>
    <style:style style:name="P101" style:parent-style-name="Paragraphedeliste" style:family="paragraph">
      <style:text-properties fo:font-weight="bold" style:font-weight-asian="bold" style:font-weight-complex="bold" fo:font-size="16pt" style:font-size-asian="16pt" style:font-size-complex="16pt"/>
    </style:style>
    <style:style style:name="P102" style:parent-style-name="Normal" style:family="paragraph">
      <style:text-properties fo:font-size="14pt" style:font-size-asian="14pt" style:font-size-complex="14pt"/>
    </style:style>
    <style:style style:name="P103" style:parent-style-name="Normal" style:family="paragraph">
      <style:text-properties fo:font-size="14pt" style:font-size-asian="14pt" style:font-size-complex="14pt"/>
    </style:style>
    <style:style style:name="P104" style:parent-style-name="Normal" style:family="paragraph">
      <style:text-properties fo:font-size="14pt" style:font-size-asian="14pt" style:font-size-complex="14pt"/>
    </style:style>
    <style:style style:name="P105" style:parent-style-name="Normal" style:family="paragraph">
      <style:text-properties fo:font-size="14pt" style:font-size-asian="14pt" style:font-size-complex="14pt"/>
    </style:style>
    <style:style style:name="P106" style:parent-style-name="Normal" style:family="paragraph">
      <style:text-properties fo:font-size="14pt" style:font-size-asian="14pt" style:font-size-complex="14pt"/>
    </style:style>
    <style:style style:name="P107" style:parent-style-name="Normal" style:family="paragraph">
      <style:text-properties fo:font-size="14pt" style:font-size-asian="14pt" style:font-size-complex="14pt"/>
    </style:style>
    <style:style style:name="P108" style:parent-style-name="Normal" style:family="paragraph">
      <style:text-properties fo:font-size="14pt" style:font-size-asian="14pt" style:font-size-complex="14pt"/>
    </style:style>
    <style:style style:name="P109" style:parent-style-name="Normal" style:family="paragraph">
      <style:text-properties fo:font-size="14pt" style:font-size-asian="14pt" style:font-size-complex="14pt"/>
    </style:style>
    <style:style style:name="P110" style:parent-style-name="Normal" style:family="paragraph">
      <style:text-properties fo:font-size="14pt" style:font-size-asian="14pt" style:font-size-complex="14pt"/>
    </style:style>
    <style:style style:name="P111" style:parent-style-name="Normal" style:family="paragraph">
      <style:text-properties fo:font-size="14pt" style:font-size-asian="14pt" style:font-size-complex="14pt"/>
    </style:style>
    <style:style style:name="P112" style:parent-style-name="Normal" style:family="paragraph">
      <style:text-properties fo:font-size="14pt" style:font-size-asian="14pt" style:font-size-complex="14pt"/>
    </style:style>
    <style:style style:name="P113" style:parent-style-name="Normal" style:family="paragraph">
      <style:text-properties fo:font-size="14pt" style:font-size-asian="14pt" style:font-size-complex="14pt"/>
    </style:style>
    <style:style style:name="P114" style:parent-style-name="Paragraphedeliste" style:family="paragraph">
      <style:text-properties fo:font-weight="bold" style:font-weight-asian="bold" style:font-weight-complex="bold" fo:font-size="16pt" style:font-size-asian="16pt" style:font-size-complex="16pt"/>
    </style:style>
    <style:style style:name="P115" style:parent-style-name="Normal" style:family="paragraph">
      <style:text-properties fo:font-size="14pt" style:font-size-asian="14pt" style:font-size-complex="14pt"/>
    </style:style>
    <style:style style:name="P116" style:parent-style-name="Normal" style:family="paragraph">
      <style:text-properties fo:font-size="14pt" style:font-size-asian="14pt" style:font-size-complex="14pt"/>
    </style:style>
    <style:style style:name="P117" style:parent-style-name="Normal" style:family="paragraph">
      <style:text-properties fo:font-size="14pt" style:font-size-asian="14pt" style:font-size-complex="14pt"/>
    </style:style>
    <style:style style:name="P118" style:parent-style-name="Normal" style:family="paragraph">
      <style:text-properties fo:font-size="14pt" style:font-size-asian="14pt" style:font-size-complex="14pt"/>
    </style:style>
    <style:style style:name="P119" style:parent-style-name="Normal" style:family="paragraph">
      <style:text-properties fo:font-size="14pt" style:font-size-asian="14pt" style:font-size-complex="14pt"/>
    </style:style>
    <style:style style:name="P120" style:parent-style-name="Normal" style:family="paragraph">
      <style:text-properties fo:font-size="14pt" style:font-size-asian="14pt" style:font-size-complex="14pt"/>
    </style:style>
    <style:style style:name="P121" style:parent-style-name="Normal" style:family="paragraph">
      <style:text-properties fo:font-size="14pt" style:font-size-asian="14pt" style:font-size-complex="14pt"/>
    </style:style>
    <style:style style:name="P122" style:parent-style-name="Normal" style:family="paragraph">
      <style:text-properties fo:font-size="14pt" style:font-size-asian="14pt" style:font-size-complex="14pt"/>
    </style:style>
    <style:style style:name="P123" style:parent-style-name="Normal" style:family="paragraph">
      <style:text-properties fo:font-size="14pt" style:font-size-asian="14pt" style:font-size-complex="14pt"/>
    </style:style>
    <style:style style:name="P124" style:parent-style-name="Normal" style:family="paragraph">
      <style:text-properties fo:font-size="14pt" style:font-size-asian="14pt" style:font-size-complex="14pt"/>
    </style:style>
    <style:style style:name="P125" style:parent-style-name="Normal" style:family="paragraph">
      <style:text-properties fo:font-size="14pt" style:font-size-asian="14pt" style:font-size-complex="14pt"/>
    </style:style>
    <style:style style:name="P126" style:parent-style-name="Normal" style:family="paragraph">
      <style:text-properties fo:font-size="14pt" style:font-size-asian="14pt" style:font-size-complex="14pt"/>
    </style:style>
    <style:style style:name="P127" style:parent-style-name="Normal" style:family="paragraph">
      <style:text-properties fo:font-size="14pt" style:font-size-asian="14pt" style:font-size-complex="14pt"/>
    </style:style>
    <style:style style:name="P128" style:parent-style-name="Normal" style:family="paragraph">
      <style:text-properties fo:font-size="14pt" style:font-size-asian="14pt" style:font-size-complex="14pt"/>
    </style:style>
    <style:style style:name="P129" style:parent-style-name="Normal" style:family="paragraph">
      <style:text-properties fo:font-size="14pt" style:font-size-asian="14pt" style:font-size-complex="14pt"/>
    </style:style>
    <style:style style:name="P130" style:parent-style-name="Normal" style:family="paragraph">
      <style:text-properties fo:font-size="14pt" style:font-size-asian="14pt" style:font-size-complex="14pt"/>
    </style:style>
    <style:style style:name="P131" style:parent-style-name="Normal" style:family="paragraph">
      <style:text-properties fo:font-size="14pt" style:font-size-asian="14pt" style:font-size-complex="14pt"/>
    </style:style>
    <style:style style:name="P132" style:parent-style-name="Normal" style:family="paragraph">
      <style:text-properties fo:font-size="14pt" style:font-size-asian="14pt" style:font-size-complex="14pt"/>
    </style:style>
    <style:style style:name="P133" style:parent-style-name="Normal" style:family="paragraph">
      <style:text-properties fo:font-size="14pt" style:font-size-asian="14pt" style:font-size-complex="14pt"/>
    </style:style>
    <style:style style:name="P134" style:parent-style-name="Paragraphedeliste" style:family="paragraph">
      <style:text-properties fo:font-weight="bold" style:font-weight-asian="bold" style:font-weight-complex="bold" fo:font-size="16pt" style:font-size-asian="16pt" style:font-size-complex="16pt"/>
    </style:style>
    <style:style style:name="P135" style:parent-style-name="Normal" style:family="paragraph">
      <style:text-properties fo:font-size="14pt" style:font-size-asian="14pt" style:font-size-complex="14pt"/>
    </style:style>
    <style:style style:name="P136" style:parent-style-name="Normal" style:family="paragraph">
      <style:text-properties fo:font-size="14pt" style:font-size-asian="14pt" style:font-size-complex="14pt"/>
    </style:style>
    <style:style style:name="P137" style:parent-style-name="Normal" style:family="paragraph">
      <style:text-properties fo:font-size="14pt" style:font-size-asian="14pt" style:font-size-complex="14pt"/>
    </style:style>
    <style:style style:name="P138" style:parent-style-name="Normal" style:family="paragraph">
      <style:text-properties fo:font-size="14pt" style:font-size-asian="14pt" style:font-size-complex="14pt"/>
    </style:style>
    <style:style style:name="P139" style:parent-style-name="Normal" style:family="paragraph">
      <style:text-properties fo:font-size="14pt" style:font-size-asian="14pt" style:font-size-complex="14pt"/>
    </style:style>
    <style:style style:name="P140" style:parent-style-name="Normal" style:family="paragraph">
      <style:text-properties fo:font-size="14pt" style:font-size-asian="14pt" style:font-size-complex="14pt"/>
    </style:style>
    <style:style style:name="P141" style:parent-style-name="Normal" style:family="paragraph">
      <style:text-properties fo:font-size="14pt" style:font-size-asian="14pt" style:font-size-complex="14pt"/>
    </style:style>
    <style:style style:name="P142" style:parent-style-name="Normal" style:family="paragraph">
      <style:text-properties fo:font-size="14pt" style:font-size-asian="14pt" style:font-size-complex="14pt"/>
    </style:style>
    <style:style style:name="P143" style:parent-style-name="Normal" style:family="paragraph">
      <style:text-properties fo:font-size="14pt" style:font-size-asian="14pt" style:font-size-complex="14pt"/>
    </style:style>
    <style:style style:name="P144" style:parent-style-name="Normal" style:family="paragraph">
      <style:text-properties fo:font-size="14pt" style:font-size-asian="14pt" style:font-size-complex="14pt"/>
    </style:style>
    <style:style style:name="P145" style:parent-style-name="Normal" style:family="paragraph">
      <style:text-properties fo:font-size="14pt" style:font-size-asian="14pt" style:font-size-complex="14pt"/>
    </style:style>
    <style:style style:name="P146" style:parent-style-name="Normal" style:family="paragraph">
      <style:text-properties fo:font-size="14pt" style:font-size-asian="14pt" style:font-size-complex="14pt"/>
    </style:style>
    <style:style style:name="P147" style:parent-style-name="Normal" style:family="paragraph">
      <style:text-properties fo:font-size="14pt" style:font-size-asian="14pt" style:font-size-complex="14pt"/>
    </style:style>
    <style:style style:name="P148" style:parent-style-name="Normal" style:family="paragraph">
      <style:text-properties fo:font-size="14pt" style:font-size-asian="14pt" style:font-size-complex="14pt"/>
    </style:style>
    <style:style style:name="P149" style:parent-style-name="Normal" style:family="paragraph">
      <style:text-properties fo:font-size="14pt" style:font-size-asian="14pt" style:font-size-complex="14pt"/>
    </style:style>
    <style:style style:name="P150" style:parent-style-name="Normal" style:family="paragraph">
      <style:text-properties fo:font-size="14pt" style:font-size-asian="14pt" style:font-size-complex="14pt"/>
    </style:style>
    <style:style style:name="P151" style:parent-style-name="Normal" style:family="paragraph">
      <style:text-properties fo:font-size="14pt" style:font-size-asian="14pt" style:font-size-complex="14pt"/>
    </style:style>
    <style:style style:name="P152" style:parent-style-name="Normal" style:family="paragraph">
      <style:text-properties fo:font-size="14pt" style:font-size-asian="14pt" style:font-size-complex="14pt"/>
    </style:style>
    <style:style style:name="P153" style:parent-style-name="Normal" style:family="paragraph">
      <style:text-properties fo:font-size="14pt" style:font-size-asian="14pt" style:font-size-complex="14pt"/>
    </style:style>
    <style:style style:name="P154" style:parent-style-name="Normal" style:family="paragraph">
      <style:text-properties fo:font-size="14pt" style:font-size-asian="14pt" style:font-size-complex="14pt"/>
    </style:style>
    <style:style style:name="P155" style:parent-style-name="Normal" style:family="paragraph">
      <style:text-properties fo:font-size="14pt" style:font-size-asian="14pt" style:font-size-complex="14pt"/>
    </style:style>
    <style:style style:name="P156" style:parent-style-name="Normal" style:family="paragraph">
      <style:text-properties fo:font-size="14pt" style:font-size-asian="14pt" style:font-size-complex="14pt"/>
    </style:style>
    <style:style style:name="P157" style:parent-style-name="Normal" style:family="paragraph">
      <style:text-properties fo:font-size="14pt" style:font-size-asian="14pt" style:font-size-complex="14pt"/>
    </style:style>
    <style:style style:name="P158" style:parent-style-name="Normal" style:family="paragraph">
      <style:text-properties fo:font-size="14pt" style:font-size-asian="14pt" style:font-size-complex="14pt"/>
    </style:style>
    <style:style style:name="P159" style:parent-style-name="Normal" style:family="paragraph">
      <style:text-properties fo:font-size="14pt" style:font-size-asian="14pt" style:font-size-complex="14pt"/>
    </style:style>
    <style:style style:name="P160" style:parent-style-name="Normal" style:family="paragraph">
      <style:text-properties fo:font-size="14pt" style:font-size-asian="14pt" style:font-size-complex="14pt"/>
    </style:style>
    <style:style style:name="P161" style:parent-style-name="Normal" style:family="paragraph">
      <style:text-properties fo:font-size="14pt" style:font-size-asian="14pt" style:font-size-complex="14pt"/>
    </style:style>
    <style:style style:name="P162" style:parent-style-name="Normal" style:family="paragraph">
      <style:text-properties fo:font-size="14pt" style:font-size-asian="14pt" style:font-size-complex="14pt"/>
    </style:style>
    <style:style style:name="P163" style:parent-style-name="Normal" style:family="paragraph">
      <style:text-properties fo:font-size="14pt" style:font-size-asian="14pt" style:font-size-complex="14pt"/>
    </style:style>
    <style:style style:name="P164" style:parent-style-name="Normal" style:family="paragraph">
      <style:text-properties fo:font-size="14pt" style:font-size-asian="14pt" style:font-size-complex="14pt"/>
    </style:style>
    <style:style style:name="P165" style:parent-style-name="Normal" style:family="paragraph">
      <style:text-properties fo:font-size="14pt" style:font-size-asian="14pt" style:font-size-complex="14pt"/>
    </style:style>
    <style:style style:name="P166" style:parent-style-name="Normal" style:family="paragraph">
      <style:text-properties fo:font-size="14pt" style:font-size-asian="14pt" style:font-size-complex="14pt"/>
    </style:style>
    <style:style style:name="P167" style:parent-style-name="Normal" style:family="paragraph">
      <style:text-properties fo:font-size="14pt" style:font-size-asian="14pt" style:font-size-complex="14pt"/>
    </style:style>
    <style:style style:name="P168" style:parent-style-name="Normal" style:family="paragraph">
      <style:text-properties fo:font-size="14pt" style:font-size-asian="14pt" style:font-size-complex="14pt"/>
    </style:style>
    <style:style style:name="P169" style:parent-style-name="Normal" style:family="paragraph">
      <style:text-properties fo:font-size="14pt" style:font-size-asian="14pt" style:font-size-complex="14pt"/>
    </style:style>
    <style:style style:name="P170" style:parent-style-name="Normal" style:family="paragraph">
      <style:text-properties fo:font-size="14pt" style:font-size-asian="14pt" style:font-size-complex="14pt"/>
    </style:style>
    <style:style style:name="P171" style:parent-style-name="Normal" style:family="paragraph">
      <style:text-properties fo:font-size="14pt" style:font-size-asian="14pt" style:font-size-complex="14pt"/>
    </style:style>
    <style:style style:name="P172" style:parent-style-name="Normal" style:family="paragraph">
      <style:text-properties fo:font-size="14pt" style:font-size-asian="14pt" style:font-size-complex="14pt"/>
    </style:style>
    <style:style style:name="P173" style:parent-style-name="Normal" style:family="paragraph">
      <style:text-properties fo:font-size="14pt" style:font-size-asian="14pt" style:font-size-complex="14pt"/>
    </style:style>
    <style:style style:name="P174" style:parent-style-name="Normal" style:family="paragraph">
      <style:text-properties fo:font-size="14pt" style:font-size-asian="14pt" style:font-size-complex="14pt"/>
    </style:style>
    <style:style style:name="P175" style:parent-style-name="Paragraphedeliste" style:family="paragraph">
      <style:text-properties fo:font-weight="bold" style:font-weight-asian="bold" style:font-weight-complex="bold" fo:font-size="16pt" style:font-size-asian="16pt" style:font-size-complex="16pt"/>
    </style:style>
    <style:style style:name="P176" style:parent-style-name="Normal" style:family="paragraph">
      <style:text-properties fo:font-size="14pt" style:font-size-asian="14pt" style:font-size-complex="14pt"/>
    </style:style>
    <style:style style:name="P177" style:parent-style-name="Normal" style:family="paragraph">
      <style:text-properties fo:font-size="14pt" style:font-size-asian="14pt" style:font-size-complex="14pt"/>
    </style:style>
    <style:style style:name="P178" style:parent-style-name="Normal" style:family="paragraph">
      <style:text-properties fo:font-size="14pt" style:font-size-asian="14pt" style:font-size-complex="14pt"/>
    </style:style>
    <style:style style:name="P179" style:parent-style-name="Normal" style:family="paragraph">
      <style:text-properties fo:font-size="14pt" style:font-size-asian="14pt" style:font-size-complex="14pt"/>
    </style:style>
    <style:style style:name="P180" style:parent-style-name="Normal" style:family="paragraph">
      <style:text-properties fo:font-size="14pt" style:font-size-asian="14pt" style:font-size-complex="14pt"/>
    </style:style>
    <style:style style:name="P181" style:parent-style-name="Normal" style:family="paragraph">
      <style:text-properties fo:font-size="14pt" style:font-size-asian="14pt" style:font-size-complex="14pt"/>
    </style:style>
    <style:style style:name="P182" style:parent-style-name="Normal" style:family="paragraph">
      <style:text-properties fo:font-size="14pt" style:font-size-asian="14pt" style:font-size-complex="14pt"/>
    </style:style>
    <style:style style:name="P183" style:parent-style-name="Normal" style:family="paragraph">
      <style:text-properties fo:font-size="14pt" style:font-size-asian="14pt" style:font-size-complex="14pt"/>
    </style:style>
    <style:style style:name="P184" style:parent-style-name="Normal" style:family="paragraph">
      <style:text-properties fo:font-size="14pt" style:font-size-asian="14pt" style:font-size-complex="14pt"/>
    </style:style>
    <style:style style:name="P185" style:parent-style-name="Normal" style:family="paragraph">
      <style:text-properties fo:font-size="14pt" style:font-size-asian="14pt" style:font-size-complex="14pt"/>
    </style:style>
    <style:style style:name="P186" style:parent-style-name="Normal" style:family="paragraph">
      <style:text-properties fo:font-size="14pt" style:font-size-asian="14pt" style:font-size-complex="14pt"/>
    </style:style>
    <style:style style:name="P187" style:parent-style-name="Normal" style:family="paragraph">
      <style:text-properties fo:font-size="14pt" style:font-size-asian="14pt" style:font-size-complex="14pt"/>
    </style:style>
    <style:style style:name="P188" style:parent-style-name="Normal" style:family="paragraph">
      <style:text-properties fo:font-size="14pt" style:font-size-asian="14pt" style:font-size-complex="14pt"/>
    </style:style>
    <style:style style:name="P189" style:parent-style-name="Normal" style:family="paragraph">
      <style:text-properties fo:font-size="14pt" style:font-size-asian="14pt" style:font-size-complex="14pt"/>
    </style:style>
    <style:style style:name="P190" style:parent-style-name="Normal" style:family="paragraph">
      <style:text-properties fo:font-size="14pt" style:font-size-asian="14pt" style:font-size-complex="14pt"/>
    </style:style>
    <style:style style:name="P191" style:parent-style-name="Normal" style:family="paragraph">
      <style:text-properties fo:font-size="14pt" style:font-size-asian="14pt" style:font-size-complex="14pt"/>
    </style:style>
    <style:style style:name="P192" style:parent-style-name="Paragraphedeliste" style:family="paragraph">
      <style:text-properties fo:font-weight="bold" style:font-weight-asian="bold" style:font-weight-complex="bold" fo:color="#FF0000" fo:font-size="20pt" style:font-size-asian="20pt" style:font-size-complex="20pt" style:text-underline-type="single" style:text-underline-style="solid" style:text-underline-width="auto" style:text-underline-mode="continuous"/>
    </style:style>
    <style:style style:name="P193" style:parent-style-name="Paragraphedeliste" style:family="paragraph">
      <style:text-properties fo:font-weight="bold" style:font-weight-asian="bold" style:font-weight-complex="bold" fo:color="#FF0000" fo:font-size="20pt" style:font-size-asian="20pt" style:font-size-complex="20pt" style:text-underline-type="single" style:text-underline-style="solid" style:text-underline-width="auto" style:text-underline-mode="continuous"/>
    </style:style>
    <style:style style:name="P194" style:parent-style-name="Paragraphedeliste" style:family="paragraph">
      <style:text-properties fo:font-weight="bold" style:font-weight-asian="bold" style:font-weight-complex="bold" fo:font-size="16pt" style:font-size-asian="16pt" style:font-size-complex="16pt"/>
    </style:style>
    <style:style style:name="P195" style:parent-style-name="Normal" style:family="paragraph">
      <style:text-properties fo:font-size="14pt" style:font-size-asian="14pt" style:font-size-complex="14pt"/>
    </style:style>
    <style:style style:name="P196" style:parent-style-name="Normal" style:family="paragraph">
      <style:text-properties fo:font-size="14pt" style:font-size-asian="14pt" style:font-size-complex="14pt"/>
    </style:style>
    <style:style style:name="P197" style:parent-style-name="Normal" style:family="paragraph">
      <style:text-properties fo:font-size="14pt" style:font-size-asian="14pt" style:font-size-complex="14pt"/>
    </style:style>
    <style:style style:name="P198" style:parent-style-name="Normal" style:family="paragraph">
      <style:text-properties fo:font-size="14pt" style:font-size-asian="14pt" style:font-size-complex="14pt"/>
    </style:style>
    <style:style style:name="P199" style:parent-style-name="Normal" style:family="paragraph">
      <style:text-properties fo:font-size="14pt" style:font-size-asian="14pt" style:font-size-complex="14pt"/>
    </style:style>
    <style:style style:name="P200" style:parent-style-name="Normal" style:family="paragraph">
      <style:text-properties fo:font-size="14pt" style:font-size-asian="14pt" style:font-size-complex="14pt"/>
    </style:style>
    <style:style style:name="P201" style:parent-style-name="Normal" style:family="paragraph">
      <style:text-properties fo:font-size="14pt" style:font-size-asian="14pt" style:font-size-complex="14pt"/>
    </style:style>
    <style:style style:name="P202" style:parent-style-name="Normal" style:family="paragraph">
      <style:text-properties fo:font-size="14pt" style:font-size-asian="14pt" style:font-size-complex="14pt"/>
    </style:style>
    <style:style style:name="P203" style:parent-style-name="Normal" style:family="paragraph">
      <style:text-properties fo:font-size="14pt" style:font-size-asian="14pt" style:font-size-complex="14pt"/>
    </style:style>
    <style:style style:name="P204" style:parent-style-name="Paragraphedeliste" style:family="paragraph">
      <style:text-properties fo:font-size="14pt" style:font-size-asian="14pt" style:font-size-complex="14pt"/>
    </style:style>
    <style:style style:name="P205" style:parent-style-name="Normal" style:family="paragraph">
      <style:text-properties fo:font-size="14pt" style:font-size-asian="14pt" style:font-size-complex="14pt"/>
    </style:style>
    <style:style style:name="P206" style:parent-style-name="Normal" style:family="paragraph">
      <style:text-properties fo:font-size="14pt" style:font-size-asian="14pt" style:font-size-complex="14pt"/>
    </style:style>
    <style:style style:name="P207" style:parent-style-name="Normal" style:family="paragraph">
      <style:text-properties fo:font-size="14pt" style:font-size-asian="14pt" style:font-size-complex="14pt"/>
    </style:style>
    <style:style style:name="P208" style:parent-style-name="Normal" style:family="paragraph">
      <style:text-properties fo:font-size="14pt" style:font-size-asian="14pt" style:font-size-complex="14pt"/>
    </style:style>
    <style:style style:name="P209" style:parent-style-name="Normal" style:family="paragraph">
      <style:text-properties fo:font-size="14pt" style:font-size-asian="14pt" style:font-size-complex="14pt"/>
    </style:style>
    <style:style style:name="P210" style:parent-style-name="Normal" style:family="paragraph">
      <style:text-properties fo:font-size="14pt" style:font-size-asian="14pt" style:font-size-complex="14pt"/>
    </style:style>
    <style:style style:name="P211" style:parent-style-name="Normal" style:family="paragraph">
      <style:text-properties fo:font-size="14pt" style:font-size-asian="14pt" style:font-size-complex="14pt"/>
    </style:style>
    <style:style style:name="P212" style:parent-style-name="Normal" style:family="paragraph">
      <style:text-properties fo:font-size="14pt" style:font-size-asian="14pt" style:font-size-complex="14pt"/>
    </style:style>
    <style:style style:name="P213" style:parent-style-name="Normal" style:family="paragraph">
      <style:text-properties fo:font-size="14pt" style:font-size-asian="14pt" style:font-size-complex="14pt"/>
    </style:style>
    <style:style style:name="P214" style:parent-style-name="Normal" style:family="paragraph">
      <style:text-properties fo:font-size="14pt" style:font-size-asian="14pt" style:font-size-complex="14pt"/>
    </style:style>
    <style:style style:name="P215" style:parent-style-name="Paragraphedeliste" style:family="paragraph">
      <style:text-properties fo:font-weight="bold" style:font-weight-asian="bold" style:font-weight-complex="bold" fo:font-size="16pt" style:font-size-asian="16pt" style:font-size-complex="16pt"/>
    </style:style>
    <style:style style:name="P216" style:parent-style-name="Normal" style:family="paragraph">
      <style:text-properties fo:font-size="14pt" style:font-size-asian="14pt" style:font-size-complex="14pt"/>
    </style:style>
    <style:style style:name="P217" style:parent-style-name="Normal" style:family="paragraph">
      <style:text-properties fo:font-size="14pt" style:font-size-asian="14pt" style:font-size-complex="14pt"/>
    </style:style>
    <style:style style:name="P218" style:parent-style-name="Normal" style:family="paragraph">
      <style:text-properties fo:font-size="14pt" style:font-size-asian="14pt" style:font-size-complex="14pt"/>
    </style:style>
    <style:style style:name="P219" style:parent-style-name="Normal" style:family="paragraph">
      <style:text-properties fo:font-size="14pt" style:font-size-asian="14pt" style:font-size-complex="14pt"/>
    </style:style>
    <style:style style:name="P220" style:parent-style-name="Normal" style:family="paragraph">
      <style:text-properties fo:font-size="14pt" style:font-size-asian="14pt" style:font-size-complex="14pt"/>
    </style:style>
    <style:style style:name="P221" style:parent-style-name="Normal" style:family="paragraph">
      <style:text-properties fo:font-size="14pt" style:font-size-asian="14pt" style:font-size-complex="14pt"/>
    </style:style>
    <style:style style:name="P222" style:parent-style-name="Normal" style:family="paragraph">
      <style:text-properties fo:font-size="14pt" style:font-size-asian="14pt" style:font-size-complex="14pt"/>
    </style:style>
    <style:style style:name="P223" style:parent-style-name="Normal" style:family="paragraph">
      <style:text-properties fo:font-size="14pt" style:font-size-asian="14pt" style:font-size-complex="14pt"/>
    </style:style>
    <style:style style:name="P224" style:parent-style-name="Normal" style:family="paragraph">
      <style:text-properties fo:font-size="14pt" style:font-size-asian="14pt" style:font-size-complex="14pt"/>
    </style:style>
    <style:style style:name="P225" style:parent-style-name="Normal" style:family="paragraph">
      <style:text-properties fo:font-size="14pt" style:font-size-asian="14pt" style:font-size-complex="14pt"/>
    </style:style>
    <style:style style:name="P226" style:parent-style-name="Paragraphedeliste" style:family="paragraph">
      <style:text-properties fo:font-weight="bold" style:font-weight-asian="bold" style:font-weight-complex="bold" fo:color="#FF0000" fo:font-size="20pt" style:font-size-asian="20pt" style:font-size-complex="20pt" style:text-underline-type="single" style:text-underline-style="solid" style:text-underline-width="auto" style:text-underline-mode="continuous"/>
    </style:style>
    <style:style style:name="P227" style:parent-style-name="Paragraphedeliste" style:family="paragraph">
      <style:text-properties fo:font-weight="bold" style:font-weight-asian="bold" style:font-weight-complex="bold" fo:color="#FF0000" fo:font-size="20pt" style:font-size-asian="20pt" style:font-size-complex="20pt" style:text-underline-type="single" style:text-underline-style="solid" style:text-underline-width="auto" style:text-underline-mode="continuous"/>
    </style:style>
    <style:style style:name="P228" style:parent-style-name="Paragraphedeliste" style:family="paragraph">
      <style:text-properties fo:font-size="14pt" style:font-size-asian="14pt" style:font-size-complex="14pt"/>
    </style:style>
    <style:style style:name="P229" style:parent-style-name="Paragraphedeliste" style:family="paragraph">
      <style:text-properties fo:font-size="14pt" style:font-size-asian="14pt" style:font-size-complex="14pt"/>
    </style:style>
    <style:style style:name="P230" style:parent-style-name="Paragraphedeliste" style:family="paragraph">
      <style:text-properties fo:font-size="14pt" style:font-size-asian="14pt" style:font-size-complex="14pt"/>
    </style:style>
    <style:style style:name="P231" style:parent-style-name="Paragraphedeliste" style:family="paragraph">
      <style:text-properties fo:font-size="14pt" style:font-size-asian="14pt" style:font-size-complex="14pt"/>
    </style:style>
    <style:style style:name="P232" style:parent-style-name="Paragraphedeliste" style:family="paragraph">
      <style:text-properties fo:font-size="14pt" style:font-size-asian="14pt" style:font-size-complex="14pt"/>
    </style:style>
    <style:style style:name="P233" style:parent-style-name="Paragraphedeliste" style:family="paragraph">
      <style:text-properties fo:font-size="14pt" style:font-size-asian="14pt" style:font-size-complex="14pt"/>
    </style:style>
    <style:style style:name="P234" style:parent-style-name="Paragraphedeliste" style:family="paragraph">
      <style:text-properties fo:font-size="14pt" style:font-size-asian="14pt" style:font-size-complex="14pt"/>
    </style:style>
    <style:style style:name="P235" style:parent-style-name="Paragraphedeliste" style:family="paragraph">
      <style:text-properties fo:font-size="14pt" style:font-size-asian="14pt" style:font-size-complex="14pt"/>
    </style:style>
    <style:style style:name="T236" style:parent-style-name="Policepardéfaut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Algorithme du programme d’analyse de trame</text:p>
      <text:list text:style-name="LFO12" text:continue-numbering="true">
        <text:list-item>
          <text:p text:style-name="P5">analyse et extraction de donné :</text:p>
        </text:list-item>
      </text:list>
      <text:p text:style-name="P6"><text:s/></text:p>
      <text:list text:style-name="LFO11" text:continue-numbering="true">
        <text:list-item>
          <text:p text:style-name="P7">Fonction sep_trame(trame_gps):</text:p>
        </text:list-item>
      </text:list>
      <text:p text:style-name="P8"><text:s text:c="4"/>Début</text:p>
      <text:p text:style-name="P9"><text:s text:c="8"/>Retourner trame_gps séparée en sections par la virgule (",") et stockée dans une liste</text:p>
      <text:p text:style-name="P10"><text:s text:c="4"/>Fin</text:p>
      <text:p text:style-name="P11"/>
      <text:list text:style-name="LFO11" text:continue-numbering="true">
        <text:list-item>
          <text:p text:style-name="P12">Fonction horaire(time_section):</text:p>
        </text:list-item>
      </text:list>
      <text:p text:style-name="P13"><text:s text:c="4"/>Début</text:p>
      <text:p text:style-name="P14"><text:s text:c="8"/>heure = extraire les deux premiers caractères de time_section</text:p>
      <text:p text:style-name="P15"><text:s text:c="8"/>minutes = extraire les caractères de l'index 2 à 3 de time_section</text:p>
      <text:p text:style-name="P16"><text:s text:c="8"/>secondes = extraire les caractères de l'index 4 à 5 de time_section</text:p>
      <text:p text:style-name="P17"><text:s text:c="8"/>millisecondes = extraire les caractères de l'index 7 à 9 de time_section</text:p>
      <text:p text:style-name="P18"><text:s text:c="8"/>Retourner un tuple contenant heure, minutes, secondes et millisecondes</text:p>
      <text:p text:style-name="P19"><text:s text:c="4"/>FinDéfinir une fonction date prenant comme paramètre date_section</text:p>
      <text:p text:style-name="P20">Extraire le jour, le mois et l'année de la date_section en prenant des sous-chaînes appropriées</text:p>
      <text:p text:style-name="P21">Retourner un tuple contenant le jour, le mois et l'année extraits</text:p>
      <text:p text:style-name="P22"/>
      <text:p text:style-name="P23"/>
      <text:p text:style-name="P24"/>
      <text:p text:style-name="P25"/>
      <text:p text:style-name="P26"/>
      <text:p text:style-name="P27"/>
      <text:list text:style-name="LFO11" text:continue-numbering="true">
        <text:list-item>
          <text:p text:style-name="P28">Fonction date(date_section):</text:p>
        </text:list-item>
      </text:list>
      <text:p text:style-name="P29"><text:s text:c="4"/>Début</text:p>
      <text:p text:style-name="P30"><text:s text:c="8"/>jour = extraire les deux premiers caractères de date_section</text:p>
      <text:p text:style-name="P31"><text:s text:c="8"/>mois = extraire les caractères de l'index 2 à 3 de date_section</text:p>
      <text:p text:style-name="P32"><text:s text:c="8"/>annee = extraire les caractères de l'index 4 à 5 de date_section</text:p>
      <text:p text:style-name="P33"><text:s text:c="8"/>Retourner un tuple contenant jour, mois et annee</text:p>
      <text:p text:style-name="P34"><text:s text:c="4"/>Fin</text:p>
      <text:p text:style-name="P35"/>
      <text:list text:style-name="LFO11" text:continue-numbering="true">
        <text:list-item>
          <text:p text:style-name="P36">Fonction parse_coo(section):</text:p>
        </text:list-item>
      </text:list>
      <text:p text:style-name="P37"><text:s text:c="4"/>Début</text:p>
      <text:p text:style-name="P38"><text:s text:c="8"/>coo = séparer la section à chaque occurrence du caractère '.'</text:p>
      <text:p text:style-name="P39"><text:s text:c="8"/>deg = récupérer la partie entière de la section</text:p>
      <text:p text:style-name="P40"><text:s text:c="8"/>minutes = récupérer la partie décimale de la section</text:p>
      <text:p text:style-name="P41"><text:s text:c="8"/>Retourner un tuple contenant deg et minutes</text:p>
      <text:p text:style-name="P42"><text:s text:c="4"/>Fin</text:p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list text:style-name="LFO11" text:continue-numbering="true">
        <text:list-item>
          <text:p text:style-name="P54">Fonction info_trame(trame_GPS):</text:p>
        </text:list-item>
      </text:list>
      <text:p text:style-name="P55"><text:s text:c="4"/>Début</text:p>
      <text:p text:style-name="P56"><text:s text:c="8"/>section = séparer la trame en sections</text:p>
      <text:p text:style-name="P57"><text:s text:c="8"/>TYPE = extraire le type de trame à partir de la première section</text:p>
      <text:p text:style-name="P58"><text:s text:c="8"/>Si TYPE est égal à "GGA" alors</text:p>
      <text:p text:style-name="P59"><text:s text:c="12"/>Retourner le résultat de info_trame_gga(section)</text:p>
      <text:p text:style-name="P60"><text:s text:c="8"/>Sinon, si TYPE est égal à "VTG" alors</text:p>
      <text:p text:style-name="P61"><text:s text:c="12"/>Retourner le résultat de info_trame_vtg(section)</text:p>
      <text:p text:style-name="P62"><text:s text:c="8"/>Sinon, si TYPE est égal à "RMC" alors</text:p>
      <text:p text:style-name="P63"><text:s text:c="12"/>Retourner le résultat de info_trame_rmc(section)</text:p>
      <text:p text:style-name="P64"><text:s text:c="8"/>Sinon,</text:p>
      <text:p text:style-name="P65"><text:s text:c="12"/>Retourner None</text:p>
      <text:p text:style-name="P66"><text:s text:c="4"/>Fin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11" text:continue-numbering="true">
        <text:list-item>
          <text:p text:style-name="P67">Fonction info_trame_gga(section):</text:p>
        </text:list-item>
      </text:list>
      <text:p text:style-name="P68"><text:s text:c="4"/>Début</text:p>
      <text:p text:style-name="P69"><text:s text:c="8"/>Initialiser un dictionnaire infos</text:p>
      <text:p text:style-name="P70"><text:s text:c="8"/></text:p>
      <text:p text:style-name="P71"><text:s text:c="8"/>Ajouter la clé "type" au dictionnaire avec la valeur de la première section</text:p>
      <text:p text:style-name="P72"><text:s text:c="8"/>Ajouter la clé "horaire" au dictionnaire avec le résultat de la fonction horaire appliquée à la deuxième section</text:p>
      <text:p text:style-name="P73"><text:s text:c="8"/>Ajouter la clé "nord" au dictionnaire avec le résultat de la fonction parse_coo appliquée à la troisième section</text:p>
      <text:p text:style-name="P74"><text:s text:c="8"/></text:p>
      <text:p text:style-name="P75"><text:s text:c="8"/>Si la quatrième section est égale à "S" alors</text:p>
      <text:p text:style-name="P76"><text:s text:c="12"/>Inverser le signe de la valeur associée à la clé "nord" dans le dictionnaire</text:p>
      <text:p text:style-name="P77"><text:s text:c="8"/></text:p>
      <text:p text:style-name="P78"><text:s text:c="8"/>Ajouter la clé "est" au dictionnaire avec le résultat de la fonction parse_coo appliquée à la cinquième section</text:p>
      <text:p text:style-name="P79"><text:s text:c="8"/></text:p>
      <text:p text:style-name="P80"><text:s text:c="8"/>Si la sixième section est égale à "W" alors</text:p>
      <text:p text:style-name="P81"><text:s text:c="12"/>Inverser le signe de la valeur associée à la clé "est" dans le dictionnaire</text:p>
      <text:p text:style-name="P82"><text:s text:c="8"/></text:p>
      <text:p text:style-name="P83"><text:s text:c="8"/>Ajouter la clé "nbsat" au dictionnaire avec la valeur de la septième section</text:p>
      <text:p text:style-name="P84"><text:s text:c="8"/>Ajouter la clé "alt" au dictionnaire avec la valeur de la neuvième section</text:p>
      <text:p text:style-name="P85"><text:s text:c="8"/></text:p>
      <text:p text:style-name="P86"><text:s text:c="8"/>Retourner le dictionnaire infos</text:p>
      <text:soft-page-break/>
      <text:p text:style-name="P87"><text:s text:c="4"/>Fin</text:p>
      <text:p text:style-name="P88"/>
      <text:p text:style-name="P89"/>
      <text:p text:style-name="P90"/>
      <text:list text:style-name="LFO11" text:continue-numbering="true">
        <text:list-item>
          <text:p text:style-name="P91">Fonction info_trame_vtg(trame_GPS):</text:p>
        </text:list-item>
      </text:list>
      <text:p text:style-name="P92"><text:s text:c="4"/>Début</text:p>
      <text:p text:style-name="P93"><text:s text:c="8"/>Initialiser un dictionnaire infos</text:p>
      <text:p text:style-name="P94"><text:s text:c="8"/></text:p>
      <text:p text:style-name="P95"><text:s text:c="8"/>Ajouter la clé "type" au dictionnaire avec la valeur de la première section de la trame GPS</text:p>
      <text:p text:style-name="P96"><text:s text:c="8"/>Ajouter la clé "vit" au dictionnaire avec la valeur de la huitième section de la trame GPS</text:p>
      <text:p text:style-name="P97"><text:s text:c="8"/></text:p>
      <text:p text:style-name="P98"><text:s text:c="8"/>Retourner le dictionnaire infos</text:p>
      <text:p text:style-name="P99"><text:s text:c="4"/>Fin</text:p>
      <text:p text:style-name="P100"/>
      <text:list text:style-name="LFO11" text:continue-numbering="true">
        <text:list-item>
          <text:p text:style-name="P101">Fonction info_trame_rmc(trame_GPS):</text:p>
        </text:list-item>
      </text:list>
      <text:p text:style-name="P102"><text:s text:c="4"/>Début</text:p>
      <text:p text:style-name="P103"><text:s text:c="8"/>Initialiser un dictionnaire infos</text:p>
      <text:p text:style-name="P104"><text:s text:c="8"/></text:p>
      <text:p text:style-name="P105"><text:s text:c="8"/>Ajouter la clé "type" au dictionnaire avec la valeur de la première section de la trame GPS</text:p>
      <text:p text:style-name="P106"><text:s text:c="8"/>Ajouter la clé "date" au dictionnaire avec le résultat de la fonction date appliquée à la dixième section de la trame GPS</text:p>
      <text:p text:style-name="P107"><text:s text:c="8"/></text:p>
      <text:p text:style-name="P108"><text:s text:c="8"/>Retourner le dictionnaire infos</text:p>
      <text:soft-page-break/>
      <text:p text:style-name="P109"><text:s text:c="2"/></text:p>
      <text:p text:style-name="P110"><text:s text:c="2"/>Fin</text:p>
      <text:p text:style-name="P111"/>
      <text:p text:style-name="P112"/>
      <text:p text:style-name="P113"/>
      <text:list text:style-name="LFO11" text:continue-numbering="true">
        <text:list-item>
          <text:p text:style-name="P114">Fonction extract(path):</text:p>
        </text:list-item>
      </text:list>
      <text:p text:style-name="P115"><text:s text:c="4"/>Début</text:p>
      <text:p text:style-name="P116"><text:s text:c="8"/>Initialiser une liste vide pos</text:p>
      <text:p text:style-name="P117"><text:s text:c="8"/></text:p>
      <text:p text:style-name="P118"><text:s text:c="8"/>Ouvrir le fichier spécifié par le chemin en mode lecture</text:p>
      <text:p text:style-name="P119"><text:s text:c="8"/></text:p>
      <text:p text:style-name="P120"><text:s text:c="8"/>Initialiser une variable index à 0</text:p>
      <text:p text:style-name="P121"><text:s text:c="8"/>Ajouter un dictionnaire vide à la liste pos</text:p>
      <text:p text:style-name="P122"><text:s text:c="8"/></text:p>
      <text:p text:style-name="P123"><text:s text:c="8"/>Pour chaque ligne l dans le fichier :</text:p>
      <text:p text:style-name="P124"><text:s text:c="12"/>Récupérer les informations de la trame à l'aide de la fonction info_trame</text:p>
      <text:p text:style-name="P125"><text:s text:c="12"/>Si aucune information n'est obtenue (la trame ne correspond à aucun type supporté) alors</text:p>
      <text:p text:style-name="P126"><text:s text:c="16"/>Passer à la prochaine ligne</text:p>
      <text:p text:style-name="P127"><text:s text:c="16"/></text:p>
      <text:p text:style-name="P128"><text:s text:c="12"/>Ajouter les informations de la trame au dictionnaire à l'index actuel de pos, en utilisant le type de trame comme clé</text:p>
      <text:p text:style-name="P129"><text:s text:c="12"/>Si le nombre de types de trames collectées dans le dictionnaire à l'index actuel est égal à 3 alors</text:p>
      <text:p text:style-name="P130"><text:s text:c="16"/>Incrémenter l'index et ajouter un nouveau dictionnaire vide à la liste pos</text:p>
      <text:soft-page-break/>
      <text:p text:style-name="P131"><text:s text:c="16"/></text:p>
      <text:p text:style-name="P132"><text:s text:c="8"/>Retourner la liste pos contenant les informations extraites des trames GPS</text:p>
      <text:p text:style-name="P133"><text:s text:c="4"/>Fin</text:p>
      <text:p text:style-name="Normal"/>
      <text:p text:style-name="Normal"/>
      <text:p text:style-name="Normal"/>
      <text:p text:style-name="Normal"/>
      <text:list text:style-name="LFO11" text:continue-numbering="true">
        <text:list-item>
          <text:p text:style-name="P134">Fonction positions_extremes(liste_infos):</text:p>
        </text:list-item>
      </text:list>
      <text:p text:style-name="P135"><text:s text:c="4"/>Début</text:p>
      <text:p text:style-name="P136"><text:s text:c="8"/>Initialiser max_nord à -infini</text:p>
      <text:p text:style-name="P137"><text:s text:c="8"/>Initialiser min_sud à infini</text:p>
      <text:p text:style-name="P138"><text:s text:c="8"/>Initialiser max_est à -infini</text:p>
      <text:p text:style-name="P139"><text:s text:c="8"/>Initialiser min_ouest à infini</text:p>
      <text:p text:style-name="P140"><text:s text:c="8"/></text:p>
      <text:p text:style-name="P141"><text:s text:c="8"/>Initialiser coord_nord à None</text:p>
      <text:p text:style-name="P142"><text:s text:c="8"/>Initialiser coord_sud à None</text:p>
      <text:p text:style-name="P143"><text:s text:c="8"/>Initialiser coord_est à None</text:p>
      <text:p text:style-name="P144"><text:s text:c="8"/>Initialiser coord_ouest à None</text:p>
      <text:p text:style-name="P145"><text:s text:c="8"/></text:p>
      <text:p text:style-name="P146"><text:s text:c="8"/>Pour chaque dictionnaire infos dans la liste_infos :</text:p>
      <text:p text:style-name="P147"><text:s text:c="12"/>Récupérer les valeurs nord et est du dictionnaire infos</text:p>
      <text:p text:style-name="P148"><text:s text:c="12"/></text:p>
      <text:p text:style-name="P149"><text:s text:c="12"/>Si la valeur de nord est différente de None alors</text:p>
      <text:p text:style-name="P150"><text:s text:c="16"/>Si nord est supérieur à max_nord alors</text:p>
      <text:p text:style-name="P151"><text:s text:c="20"/>Mettre à jour max_nord avec la valeur de nord</text:p>
      <text:p text:style-name="P152"><text:s text:c="20"/>Mettre à jour coord_nord avec le dictionnaire infos</text:p>
      <text:soft-page-break/>
      <text:p text:style-name="P153"><text:s text:c="20"/></text:p>
      <text:p text:style-name="P154"><text:s text:c="16"/>Si nord est inférieur à min_sud alors</text:p>
      <text:p text:style-name="P155"><text:s text:c="20"/>Mettre à jour min_sud avec la valeur de nord</text:p>
      <text:p text:style-name="P156"><text:s text:c="20"/>Mettre à jour coord_sud avec le dictionnaire infos</text:p>
      <text:p text:style-name="P157"><text:s text:c="12"/></text:p>
      <text:p text:style-name="P158"><text:s text:c="12"/>Si la valeur de est est différente de None alors</text:p>
      <text:p text:style-name="P159"><text:s text:c="16"/>Si est est supérieur à max_est alors</text:p>
      <text:p text:style-name="P160"><text:s text:c="20"/>Mettre à jour max_est avec la valeur de est</text:p>
      <text:p text:style-name="P161"><text:s text:c="20"/>Mettre à jour coord_est avec le dictionnaire infos</text:p>
      <text:p text:style-name="P162"><text:s text:c="20"/></text:p>
      <text:p text:style-name="P163"><text:s text:c="16"/>Si est est inférieur à min_ouest alors</text:p>
      <text:p text:style-name="P164"><text:s text:c="20"/>Mettre à jour min_ouest avec la valeur de est</text:p>
      <text:p text:style-name="P165"><text:s text:c="20"/>Mettre à jour coord_ouest avec le dictionnaire infos</text:p>
      <text:p text:style-name="P166"><text:s text:c="8"/></text:p>
      <text:p text:style-name="P167"><text:s text:c="8"/>Retourner un dictionnaire avec les coordonnées les plus extrêmes :</text:p>
      <text:p text:style-name="P168"><text:s text:c="12"/>"max_nord" : coord_nord,</text:p>
      <text:p text:style-name="P169"><text:s text:c="12"/>"min_sud" : coord_sud,</text:p>
      <text:p text:style-name="P170"><text:s text:c="12"/>"max_est" : coord_est,</text:p>
      <text:p text:style-name="P171"><text:s text:c="12"/>"min_ouest" : coord_ouest</text:p>
      <text:p text:style-name="P172"><text:s text:c="4"/>Fin</text:p>
      <text:p text:style-name="P173"/>
      <text:p text:style-name="P174"/>
      <text:list text:style-name="LFO11" text:continue-numbering="true">
        <text:list-item>
          <text:p text:style-name="P175">Fonction extract_high_alt(pos):</text:p>
        </text:list-item>
      </text:list>
      <text:p text:style-name="P176"><text:s text:c="4"/>Début</text:p>
      <text:p text:style-name="P177"><text:s text:c="8"/>Initialiser max_altitude à -infini</text:p>
      <text:soft-page-break/>
      <text:p text:style-name="P178"><text:s text:c="8"/></text:p>
      <text:p text:style-name="P179"><text:s text:c="8"/>Pour chaque dictionnaire p dans la liste pos :</text:p>
      <text:p text:style-name="P180"><text:s text:c="12"/>Si la clé 'gga' existe dans p alors</text:p>
      <text:p text:style-name="P181"><text:s text:c="16"/>Pour chaque trame dans p['gga'] :</text:p>
      <text:p text:style-name="P182"><text:s text:c="20"/>Récupérer la valeur de l'altitude</text:p>
      <text:p text:style-name="P183"><text:s text:c="20"/></text:p>
      <text:p text:style-name="P184"><text:s text:c="20"/>Si l'altitude est différente de None alors</text:p>
      <text:p text:style-name="P185"><text:s text:c="24"/>Convertir l'altitude en nombre</text:p>
      <text:p text:style-name="P186"><text:s text:c="24"/>Si l'altitude est supérieure à max_altitude alors</text:p>
      <text:p text:style-name="P187"><text:s text:c="28"/>Mettre à jour max_altitude avec la valeur de l'altitude</text:p>
      <text:p text:style-name="P188"><text:s text:c="20"/></text:p>
      <text:p text:style-name="P189"><text:s text:c="8"/>Retourner max_altitude représentant l'altitude maximale extraite des trames GPS</text:p>
      <text:p text:style-name="P190"><text:s text:c="4"/>Fin</text:p>
      <text:p text:style-name="P191"/>
      <text:list text:style-name="LFO12" text:continue-numbering="true">
        <text:list-item>
          <text:p text:style-name="P192">Calcule de la vitesse<text:s/></text:p>
        </text:list-item>
      </text:list>
      <text:p text:style-name="P193"/>
      <text:list text:style-name="LFO11" text:continue-numbering="true">
        <text:list-item>
          <text:p text:style-name="P194">Fonction vit_moyenne(trajet):</text:p>
        </text:list-item>
      </text:list>
      <text:p text:style-name="P195"><text:s text:c="4"/>Début</text:p>
      <text:p text:style-name="P196"><text:s text:c="8"/>Initialiser total à 0</text:p>
      <text:p text:style-name="P197"><text:s text:c="8"/></text:p>
      <text:p text:style-name="P198"><text:s text:c="8"/>Pour chaque dictionnaire i dans la liste trajet :</text:p>
      <text:p text:style-name="P199"><text:s text:c="12"/>Ajouter la valeur de la vitesse extraite de i à total</text:p>
      <text:p text:style-name="P200"><text:s text:c="12"/></text:p>
      <text:p text:style-name="P201"><text:s text:c="8"/>Retourner total divisé par la longueur de trajet pour obtenir la vitesse moyenne</text:p>
      <text:soft-page-break/>
      <text:p text:style-name="P202"><text:s text:c="4"/>Fin</text:p>
      <text:p text:style-name="P203"/>
      <text:list text:style-name="LFO11" text:continue-numbering="true">
        <text:list-item>
          <text:p text:style-name="P204">Fonction vit_min(trajet):</text:p>
        </text:list-item>
      </text:list>
      <text:p text:style-name="P205"><text:s text:c="4"/>Début</text:p>
      <text:p text:style-name="P206"><text:s text:c="8"/>Initialiser min à une valeur très grande</text:p>
      <text:p text:style-name="P207"><text:s text:c="8"/></text:p>
      <text:p text:style-name="P208"><text:s text:c="8"/>Pour chaque dictionnaire i dans la liste trajet :</text:p>
      <text:p text:style-name="P209"><text:s text:c="12"/>Extraire la vitesse de i</text:p>
      <text:p text:style-name="P210"><text:s text:c="12"/>Si la vitesse extraite est inférieure à min, mettre à jour min avec cette valeur</text:p>
      <text:p text:style-name="P211"><text:s text:c="12"/></text:p>
      <text:p text:style-name="P212"><text:s text:c="8"/>Retourner la valeur minimale trouvée dans le trajet</text:p>
      <text:p text:style-name="P213"><text:s text:c="4"/>Fin</text:p>
      <text:p text:style-name="P214"/>
      <text:list text:style-name="LFO11" text:continue-numbering="true">
        <text:list-item>
          <text:p text:style-name="P215">Fonction vit_max(trajet):</text:p>
        </text:list-item>
      </text:list>
      <text:p text:style-name="P216"><text:s text:c="4"/>Début</text:p>
      <text:p text:style-name="P217"><text:s text:c="8"/>Initialiser max à une valeur très petite</text:p>
      <text:p text:style-name="P218"><text:s text:c="8"/></text:p>
      <text:p text:style-name="P219"><text:s text:c="8"/>Pour chaque dictionnaire i dans la liste trajet :</text:p>
      <text:p text:style-name="P220"><text:s text:c="12"/>Extraire la vitesse de i</text:p>
      <text:p text:style-name="P221"><text:s text:c="12"/>Si la vitesse extraite est supérieure à max, mettre à jour max avec cette valeur</text:p>
      <text:p text:style-name="P222"><text:s text:c="12"/></text:p>
      <text:p text:style-name="P223"><text:s text:c="8"/>Retourner la valeur maximale trouvée dans le trajet</text:p>
      <text:p text:style-name="P224"><text:s text:c="4"/>Fin</text:p>
      <text:p text:style-name="P225"/>
      <text:soft-page-break/>
      <text:list text:style-name="LFO12" text:continue-numbering="true">
        <text:list-item>
          <text:p text:style-name="P226">Génération de la carte<text:s/></text:p>
        </text:list-item>
      </text:list>
      <text:p text:style-name="P227"/>
      <text:list text:style-name="LFO11" text:continue-numbering="true">
        <text:list-item>
          <text:p text:style-name="P228">Fonction generate_map_with_trajectory(data):</text:p>
        </text:list-item>
      </text:list>
      <text:p text:style-name="P229"><text:s text:c="4"/>Début</text:p>
      <text:p text:style-name="P230"><text:s text:c="8"/>Créer une carte m centrée sur la première coordonnée de la liste data</text:p>
      <text:p text:style-name="P231"><text:s text:c="8"/></text:p>
      <text:p text:style-name="P232"><text:s text:c="8"/>Pour chaque dictionnaire d dans la liste data :</text:p>
      <text:p text:style-name="P233"><text:s text:c="12"/>Ajouter un marqueur circulaire à la carte m à chaque point de coordonnées extraites des trames GGA</text:p>
      <text:p text:style-name="P234"><text:s text:c="12"/></text:p>
      <text:p text:style-name="P235"><text:s text:c="8"/>Sauvegarder la carte m dans un fichier HTML nommé 'carte_trajet.html'</text:p>
      <text:p text:style-name="Paragraphedeliste"><text:span text:style-name="T236"><text:s text:c="4"/>Fi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3" style:display-name="Titre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F5496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3Car" style:display-name="Titre 3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Symbol" fo:font-size="10pt" style:font-size-asian="10pt"/>
    </style:style>
    <style:style style:name="WW_CharLFO7LVL3" style:family="text">
      <style:text-properties style:font-name="Symbol" fo:font-size="10pt" style:font-size-asian="10pt"/>
    </style:style>
    <style:style style:name="WW_CharLFO7LVL4" style:family="text">
      <style:text-properties style:font-name="Symbol" fo:font-size="10pt" style:font-size-asian="10pt"/>
    </style:style>
    <style:style style:name="WW_CharLFO7LVL5" style:family="text">
      <style:text-properties style:font-name="Symbol" fo:font-size="10pt" style:font-size-asian="10pt"/>
    </style:style>
    <style:style style:name="WW_CharLFO7LVL6" style:family="text">
      <style:text-properties style:font-name="Symbol" fo:font-size="10pt" style:font-size-asian="10pt"/>
    </style:style>
    <style:style style:name="WW_CharLFO7LVL7" style:family="text">
      <style:text-properties style:font-name="Symbol" fo:font-size="10pt" style:font-size-asian="10pt"/>
    </style:style>
    <style:style style:name="WW_CharLFO7LVL8" style:family="text">
      <style:text-properties style:font-name="Symbol" fo:font-size="10pt" style:font-size-asian="10pt"/>
    </style:style>
    <style:style style:name="WW_CharLFO7LVL9" style:family="text">
      <style:text-properties style:font-name="Symbol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Symbol" fo:font-size="10pt" style:font-size-asian="10pt"/>
    </style:style>
    <style:style style:name="WW_CharLFO8LVL3" style:family="text">
      <style:text-properties style:font-name="Symbol" fo:font-size="10pt" style:font-size-asian="10pt"/>
    </style:style>
    <style:style style:name="WW_CharLFO8LVL4" style:family="text">
      <style:text-properties style:font-name="Symbol" fo:font-size="10pt" style:font-size-asian="10pt"/>
    </style:style>
    <style:style style:name="WW_CharLFO8LVL5" style:family="text">
      <style:text-properties style:font-name="Symbol" fo:font-size="10pt" style:font-size-asian="10pt"/>
    </style:style>
    <style:style style:name="WW_CharLFO8LVL6" style:family="text">
      <style:text-properties style:font-name="Symbol" fo:font-size="10pt" style:font-size-asian="10pt"/>
    </style:style>
    <style:style style:name="WW_CharLFO8LVL7" style:family="text">
      <style:text-properties style:font-name="Symbol" fo:font-size="10pt" style:font-size-asian="10pt"/>
    </style:style>
    <style:style style:name="WW_CharLFO8LVL8" style:family="text">
      <style:text-properties style:font-name="Symbol" fo:font-size="10pt" style:font-size-asian="10pt"/>
    </style:style>
    <style:style style:name="WW_CharLFO8LVL9" style:family="text">
      <style:text-properties style:font-name="Symbol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Symbol" fo:font-size="10pt" style:font-size-asian="10pt"/>
    </style:style>
    <style:style style:name="WW_CharLFO9LVL3" style:family="text">
      <style:text-properties style:font-name="Symbol" fo:font-size="10pt" style:font-size-asian="10pt"/>
    </style:style>
    <style:style style:name="WW_CharLFO9LVL4" style:family="text">
      <style:text-properties style:font-name="Symbol" fo:font-size="10pt" style:font-size-asian="10pt"/>
    </style:style>
    <style:style style:name="WW_CharLFO9LVL5" style:family="text">
      <style:text-properties style:font-name="Symbol" fo:font-size="10pt" style:font-size-asian="10pt"/>
    </style:style>
    <style:style style:name="WW_CharLFO9LVL6" style:family="text">
      <style:text-properties style:font-name="Symbol" fo:font-size="10pt" style:font-size-asian="10pt"/>
    </style:style>
    <style:style style:name="WW_CharLFO9LVL7" style:family="text">
      <style:text-properties style:font-name="Symbol" fo:font-size="10pt" style:font-size-asian="10pt"/>
    </style:style>
    <style:style style:name="WW_CharLFO9LVL8" style:family="text">
      <style:text-properties style:font-name="Symbol" fo:font-size="10pt" style:font-size-asian="10pt"/>
    </style:style>
    <style:style style:name="WW_CharLFO9LVL9" style:family="text">
      <style:text-properties style:font-name="Symbol" fo:font-size="10pt" style:font-size-asian="10pt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text-align="end"/>
    </style:style>
    <style:style style:name="T3" style:parent-style-name="Policepardéfaut" style:family="text">
      <style:text-properties fo:font-weight="bold" style:font-weight-asian="bold" style:font-weight-complex="bold" fo:color="#FF0000"/>
    </style:style>
    <style:style style:name="T4" style:parent-style-name="Policepardéfaut" style:family="text">
      <style:text-properties fo:font-weight="bold" style:font-weight-asian="bold" style:font-weight-complex="bold" fo:color="#FF0000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Pieddepage">ZORRILLA Etienne, CHAILLOU Matthieu</text:p>
        <text:p text:style-name="Pieddepage">BUT 1<text:s/><text:span text:style-name="T3">TP4</text:span><text:span text:style-name="T4"><text:s/></text:span>en R&amp;T</text:p>
        <text:p text:style-name="Pieddepage">Académie Poitiers-Niort-Châtellerault<text:s/></text:p>
        <text:p text:style-name="Pieddepage">Campus Châtellerault<text:s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tienne zorrilla</meta:initial-creator>
    <dc:creator>Etienne zorrilla</dc:creator>
    <meta:creation-date>2024-01-08T19:33:00Z</meta:creation-date>
    <dc:date>2024-01-08T23:17:00Z</dc:date>
    <meta:template xlink:href="Normal.dotm" xlink:type="simple"/>
    <meta:editing-cycles>2</meta:editing-cycles>
    <meta:editing-duration>PT13380S</meta:editing-duration>
    <meta:document-statistic meta:page-count="11" meta:paragraph-count="17" meta:word-count="1351" meta:character-count="8766" meta:row-count="61" meta:non-whitespace-character-count="7432"/>
  </office:meta>
</office:document-meta>
</file>